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1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row table:style-name="ro1" table:number-rows-repeated="2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pril Tag Positions</text:p>
          </table:table-cell>
          <table:table-cell table:number-columns-repeated="8"/>
          <table:table-cell table:style-name="Default" office:value-type="string" calcext:value-type="string">
            <text:p>Robot Desired Position</text:p>
          </table:table-cell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X inches</text:p>
          </table:table-cell>
          <table:table-cell office:value-type="string" calcext:value-type="string">
            <text:p>Y inches</text:p>
          </table:table-cell>
          <table:table-cell office:value-type="string" calcext:value-type="string">
            <text:p>Z rot degrees</text:p>
          </table:table-cell>
          <table:table-cell office:value-type="string" calcext:value-type="string">
            <text:p>X feet</text:p>
          </table:table-cell>
          <table:table-cell office:value-type="string" calcext:value-type="string">
            <text:p>Y feet</text:p>
          </table:table-cell>
          <table:table-cell office:value-type="string" calcext:value-type="string">
            <text:p>z rot radians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distance away ft</text:p>
          </table:table-cell>
          <table:table-cell table:style-name="Default" office:value-type="string" calcext:value-type="string">
            <text:p>X feet</text:p>
          </table:table-cell>
          <table:table-cell table:style-name="Default" office:value-type="string" calcext:value-type="string">
            <text:p>Y fe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ue Reef 19</text:p>
          </table:table-cell>
          <table:table-cell office:value-type="float" office:value="160.39" calcext:value-type="float">
            <text:p>160.39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0" calcext:value-type="float">
            <text:p>120</text:p>
          </table:table-cell>
          <table:table-cell table:formula="of:=[.D5]/12" office:value-type="float" office:value="13.3658333333333" calcext:value-type="float">
            <text:p>13.3658333333333</text:p>
          </table:table-cell>
          <table:table-cell table:formula="of:=[.E5]/12" office:value-type="float" office:value="15.5691666666667" calcext:value-type="float">
            <text:p>15.5691666666667</text:p>
          </table:table-cell>
          <table:table-cell table:formula="of:=[.F5]/360*PI()*2" office:value-type="float" office:value="2.0943951023932" calcext:value-type="float">
            <text:p>2.0943951023932</text:p>
          </table:table-cell>
          <table:table-cell table:formula="of:=COS([.I5])" office:value-type="float" office:value="-0.5" calcext:value-type="float">
            <text:p>-0.5</text:p>
          </table:table-cell>
          <table:table-cell table:formula="of:=SIN([.I5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[.G5]+[.L5]*[.J5]" office:value-type="float" office:value="11.8658333333333" calcext:value-type="float">
            <text:p>11.8658</text:p>
          </table:table-cell>
          <table:table-cell table:formula="of:=[.H5]+[.L5]*[.K5]" office:value-type="float" office:value="18.16724287802" calcext:value-type="float">
            <text:p>18.1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ue Reef 20</text:p>
          </table:table-cell>
          <table:table-cell office:value-type="float" office:value="193.1" calcext:value-type="float">
            <text:p>193.1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6]/12" office:value-type="float" office:value="16.0916666666667" calcext:value-type="float">
            <text:p>16.0916666666667</text:p>
          </table:table-cell>
          <table:table-cell table:formula="of:=[.E6]/12" office:value-type="float" office:value="15.5691666666667" calcext:value-type="float">
            <text:p>15.5691666666667</text:p>
          </table:table-cell>
          <table:table-cell table:formula="of:=[.F6]/360*PI()*2" office:value-type="float" office:value="1.0471975511966" calcext:value-type="float">
            <text:p>1.0471975511966</text:p>
          </table:table-cell>
          <table:table-cell table:formula="of:=COS([.I6])" office:value-type="float" office:value="0.5" calcext:value-type="float">
            <text:p>0.5</text:p>
          </table:table-cell>
          <table:table-cell table:formula="of:=SIN([.I6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[.G6]+[.L6]*[.J6]" office:value-type="float" office:value="17.5916666666667" calcext:value-type="float">
            <text:p>17.5917</text:p>
          </table:table-cell>
          <table:table-cell table:formula="of:=[.H6]+[.L6]*[.K6]" office:value-type="float" office:value="18.16724287802" calcext:value-type="float">
            <text:p>18.1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ue Reef 21</text:p>
          </table:table-cell>
          <table:table-cell office:value-type="float" office:value="209.49" calcext:value-type="float">
            <text:p>209.49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table:formula="of:=[.D7]/12" office:value-type="float" office:value="17.4575" calcext:value-type="float">
            <text:p>17.4575</text:p>
          </table:table-cell>
          <table:table-cell table:formula="of:=[.E7]/12" office:value-type="float" office:value="13.2083333333333" calcext:value-type="float">
            <text:p>13.2083333333333</text:p>
          </table:table-cell>
          <table:table-cell table:formula="of:=[.F7]/360*PI()*2" office:value-type="float" office:value="0" calcext:value-type="float">
            <text:p>0</text:p>
          </table:table-cell>
          <table:table-cell table:formula="of:=COS([.I7])" office:value-type="float" office:value="1" calcext:value-type="float">
            <text:p>1</text:p>
          </table:table-cell>
          <table:table-cell table:formula="of:=SIN([.I7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G7]+[.L7]*[.J7]" office:value-type="float" office:value="20.4575" calcext:value-type="float">
            <text:p>20.4575</text:p>
          </table:table-cell>
          <table:table-cell table:formula="of:=[.H7]+[.L7]*[.K7]" office:value-type="float" office:value="13.2083333333333" calcext:value-type="float">
            <text:p>13.2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ue Reef 22</text:p>
          </table:table-cell>
          <table:table-cell office:value-type="float" office:value="193.1" calcext:value-type="float">
            <text:p>193.1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8]/12" office:value-type="float" office:value="16.0916666666667" calcext:value-type="float">
            <text:p>16.0916666666667</text:p>
          </table:table-cell>
          <table:table-cell table:formula="of:=[.E8]/12" office:value-type="float" office:value="10.8475" calcext:value-type="float">
            <text:p>10.8475</text:p>
          </table:table-cell>
          <table:table-cell table:formula="of:=[.F8]/360*PI()*2" office:value-type="float" office:value="5.23598775598299" calcext:value-type="float">
            <text:p>5.23598775598299</text:p>
          </table:table-cell>
          <table:table-cell table:formula="of:=COS([.I8])" office:value-type="float" office:value="0.5" calcext:value-type="float">
            <text:p>0.5</text:p>
          </table:table-cell>
          <table:table-cell table:formula="of:=SIN([.I8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[.G8]+[.L8]*[.J8]" office:value-type="float" office:value="17.5916666666667" calcext:value-type="float">
            <text:p>17.5917</text:p>
          </table:table-cell>
          <table:table-cell table:formula="of:=[.H8]+[.L8]*[.K8]" office:value-type="float" office:value="8.24942378864668" calcext:value-type="float">
            <text:p>8.2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ue Reef 17</text:p>
          </table:table-cell>
          <table:table-cell office:value-type="float" office:value="160.39" calcext:value-type="float">
            <text:p>160.39</text:p>
          </table:table-cell>
          <table:table-cell office:value-type="float" office:value="130.17" calcext:value-type="float">
            <text:p>130.17</text:p>
          </table:table-cell>
          <table:table-cell office:value-type="float" office:value="240" calcext:value-type="float">
            <text:p>240</text:p>
          </table:table-cell>
          <table:table-cell table:formula="of:=[.D9]/12" office:value-type="float" office:value="13.3658333333333" calcext:value-type="float">
            <text:p>13.3658333333333</text:p>
          </table:table-cell>
          <table:table-cell table:formula="of:=[.E9]/12" office:value-type="float" office:value="10.8475" calcext:value-type="float">
            <text:p>10.8475</text:p>
          </table:table-cell>
          <table:table-cell table:formula="of:=[.F9]/360*PI()*2" office:value-type="float" office:value="4.18879020478639" calcext:value-type="float">
            <text:p>4.18879020478639</text:p>
          </table:table-cell>
          <table:table-cell table:formula="of:=COS([.I9])" office:value-type="float" office:value="-0.5" calcext:value-type="float">
            <text:p>-0.5</text:p>
          </table:table-cell>
          <table:table-cell table:formula="of:=SIN([.I9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[.G9]+[.L9]*[.J9]" office:value-type="float" office:value="11.8658333333333" calcext:value-type="float">
            <text:p>11.8658</text:p>
          </table:table-cell>
          <table:table-cell table:formula="of:=[.H9]+[.L9]*[.K9]" office:value-type="float" office:value="8.24942378864668" calcext:value-type="float">
            <text:p>8.2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ue Reef 18</text:p>
          </table:table-cell>
          <table:table-cell office:value-type="float" office:value="144" calcext:value-type="float">
            <text:p>144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10]/12" office:value-type="float" office:value="12" calcext:value-type="float">
            <text:p>12</text:p>
          </table:table-cell>
          <table:table-cell table:formula="of:=[.E10]/12" office:value-type="float" office:value="13.2083333333333" calcext:value-type="float">
            <text:p>13.2083333333333</text:p>
          </table:table-cell>
          <table:table-cell table:formula="of:=[.F10]/360*PI()*2" office:value-type="float" office:value="3.14159265358979" calcext:value-type="float">
            <text:p>3.14159265358979</text:p>
          </table:table-cell>
          <table:table-cell table:formula="of:=COS([.I10])" office:value-type="float" office:value="-1" calcext:value-type="float">
            <text:p>-1</text:p>
          </table:table-cell>
          <table:table-cell table:formula="of:=SIN([.I10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table:formula="of:=[.G10]+[.L10]*[.J10]" office:value-type="float" office:value="9" calcext:value-type="float">
            <text:p>9.0000</text:p>
          </table:table-cell>
          <table:table-cell table:formula="of:=[.H10]+[.L10]*[.K10]" office:value-type="float" office:value="13.2083333333333" calcext:value-type="float">
            <text:p>13.2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ue Feeder 12</text:p>
          </table:table-cell>
          <table:table-cell office:value-type="float" office:value="33.51" calcext:value-type="float">
            <text:p>33.51</text:p>
          </table:table-cell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formula="of:=[.D11]/12" office:value-type="float" office:value="2.7925" calcext:value-type="float">
            <text:p>2.7925</text:p>
          </table:table-cell>
          <table:table-cell table:formula="of:=[.E11]/12" office:value-type="float" office:value="2.15" calcext:value-type="float">
            <text:p>2.15</text:p>
          </table:table-cell>
          <table:table-cell table:formula="of:=[.F11]/360*PI()*2" office:value-type="float" office:value="0.942477796076938" calcext:value-type="float">
            <text:p>0.942477796076938</text:p>
          </table:table-cell>
          <table:table-cell table:formula="of:=COS([.I11])" office:value-type="float" office:value="0.587785252292473" calcext:value-type="float">
            <text:p>0.587785252292473</text:p>
          </table:table-cell>
          <table:table-cell table:formula="of:=SIN([.I11])" office:value-type="float" office:value="0.809016994374948" calcext:value-type="float">
            <text:p>0.809016994374948</text:p>
          </table:table-cell>
          <table:table-cell office:value-type="float" office:value="3" calcext:value-type="float">
            <text:p>3</text:p>
          </table:table-cell>
          <table:table-cell table:formula="of:=[.G11]+[.L11]*[.J11]" office:value-type="float" office:value="4.55585575687742" calcext:value-type="float">
            <text:p>4.5559</text:p>
          </table:table-cell>
          <table:table-cell table:formula="of:=[.H11]+[.L11]*[.K11]" office:value-type="float" office:value="4.57705098312484" calcext:value-type="float">
            <text:p>4.57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ue Feeder 13</text:p>
          </table:table-cell>
          <table:table-cell office:value-type="float" office:value="33.51" calcext:value-type="float">
            <text:p>33.51</text:p>
          </table:table-cell>
          <table:table-cell office:value-type="float" office:value="291.2" calcext:value-type="float">
            <text:p>291.2</text:p>
          </table:table-cell>
          <table:table-cell office:value-type="float" office:value="306" calcext:value-type="float">
            <text:p>306</text:p>
          </table:table-cell>
          <table:table-cell table:formula="of:=[.D12]/12" office:value-type="float" office:value="2.7925" calcext:value-type="float">
            <text:p>2.7925</text:p>
          </table:table-cell>
          <table:table-cell table:formula="of:=[.E12]/12" office:value-type="float" office:value="24.2666666666667" calcext:value-type="float">
            <text:p>24.2666666666667</text:p>
          </table:table-cell>
          <table:table-cell table:formula="of:=[.F12]/360*PI()*2" office:value-type="float" office:value="5.34070751110265" calcext:value-type="float">
            <text:p>5.34070751110265</text:p>
          </table:table-cell>
          <table:table-cell table:formula="of:=COS([.I12])" office:value-type="float" office:value="0.587785252292473" calcext:value-type="float">
            <text:p>0.587785252292473</text:p>
          </table:table-cell>
          <table:table-cell table:formula="of:=SIN([.I12])" office:value-type="float" office:value="-0.809016994374948" calcext:value-type="float">
            <text:p>-0.809016994374948</text:p>
          </table:table-cell>
          <table:table-cell office:value-type="float" office:value="3" calcext:value-type="float">
            <text:p>3</text:p>
          </table:table-cell>
          <table:table-cell table:formula="of:=[.G12]+[.L12]*[.J12]" office:value-type="float" office:value="4.55585575687742" calcext:value-type="float">
            <text:p>4.5559</text:p>
          </table:table-cell>
          <table:table-cell table:formula="of:=[.H12]+[.L12]*[.K12]" office:value-type="float" office:value="21.8396156835418" calcext:value-type="float">
            <text:p>21.8396</text:p>
          </table:table-cell>
        </table:table-row>
        <table:table-row table:style-name="ro1">
          <table:table-cell table:number-columns-repeated="6"/>
          <table:table-cell table:formula="of:=[.D13]/12" office:value-type="float" office:value="0" calcext:value-type="float">
            <text:p>0</text:p>
          </table:table-cell>
          <table:table-cell table:formula="of:=[.E13]/12" office:value-type="float" office:value="0" calcext:value-type="float">
            <text:p>0</text:p>
          </table:table-cell>
          <table:table-cell table:formula="of:=[.F13]/360*PI()*2" office:value-type="float" office:value="0" calcext:value-type="float">
            <text:p>0</text:p>
          </table:table-cell>
          <table:table-cell table:formula="of:=COS([.I13])" office:value-type="float" office:value="1" calcext:value-type="float">
            <text:p>1</text:p>
          </table:table-cell>
          <table:table-cell table:formula="of:=SIN([.I1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G13]+[.L13]*[.J13]" office:value-type="float" office:value="3" calcext:value-type="float">
            <text:p>3.0000</text:p>
          </table:table-cell>
          <table:table-cell table:formula="of:=[.H13]+[.L13]*[.K13]" office:value-type="float" office:value="0" calcext:value-type="float">
            <text:p>0.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Reef 9</text:p>
          </table:table-cell>
          <table:table-cell office:value-type="float" office:value="497.77" calcext:value-type="float">
            <text:p>497.77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0" calcext:value-type="float">
            <text:p>120</text:p>
          </table:table-cell>
          <table:table-cell table:formula="of:=[.D14]/12" office:value-type="float" office:value="41.4808333333333" calcext:value-type="float">
            <text:p>41.4808333333333</text:p>
          </table:table-cell>
          <table:table-cell table:formula="of:=[.E14]/12" office:value-type="float" office:value="15.5691666666667" calcext:value-type="float">
            <text:p>15.5691666666667</text:p>
          </table:table-cell>
          <table:table-cell table:formula="of:=[.F14]/360*PI()*2" office:value-type="float" office:value="2.0943951023932" calcext:value-type="float">
            <text:p>2.0943951023932</text:p>
          </table:table-cell>
          <table:table-cell table:formula="of:=COS([.I14])" office:value-type="float" office:value="-0.5" calcext:value-type="float">
            <text:p>-0.5</text:p>
          </table:table-cell>
          <table:table-cell table:formula="of:=SIN([.I14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[.G14]+[.L14]*[.J14]" office:value-type="float" office:value="39.9808333333333" calcext:value-type="float">
            <text:p>39.9808</text:p>
          </table:table-cell>
          <table:table-cell table:formula="of:=[.H14]+[.L14]*[.K14]" office:value-type="float" office:value="18.16724287802" calcext:value-type="float">
            <text:p>18.1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Reef 8</text:p>
          </table:table-cell>
          <table:table-cell office:value-type="float" office:value="530.49" calcext:value-type="float">
            <text:p>530.49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15]/12" office:value-type="float" office:value="44.2075" calcext:value-type="float">
            <text:p>44.2075</text:p>
          </table:table-cell>
          <table:table-cell table:formula="of:=[.E15]/12" office:value-type="float" office:value="15.5691666666667" calcext:value-type="float">
            <text:p>15.5691666666667</text:p>
          </table:table-cell>
          <table:table-cell table:formula="of:=[.F15]/360*PI()*2" office:value-type="float" office:value="1.0471975511966" calcext:value-type="float">
            <text:p>1.0471975511966</text:p>
          </table:table-cell>
          <table:table-cell table:formula="of:=COS([.I15])" office:value-type="float" office:value="0.5" calcext:value-type="float">
            <text:p>0.5</text:p>
          </table:table-cell>
          <table:table-cell table:formula="of:=SIN([.I15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[.G15]+[.L15]*[.J15]" office:value-type="float" office:value="45.7075" calcext:value-type="float">
            <text:p>45.7075</text:p>
          </table:table-cell>
          <table:table-cell table:formula="of:=[.H15]+[.L15]*[.K15]" office:value-type="float" office:value="18.16724287802" calcext:value-type="float">
            <text:p>18.1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Reef 7</text:p>
          </table:table-cell>
          <table:table-cell office:value-type="float" office:value="546.87" calcext:value-type="float">
            <text:p>546.87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table:formula="of:=[.D16]/12" office:value-type="float" office:value="45.5725" calcext:value-type="float">
            <text:p>45.5725</text:p>
          </table:table-cell>
          <table:table-cell table:formula="of:=[.E16]/12" office:value-type="float" office:value="13.2083333333333" calcext:value-type="float">
            <text:p>13.2083333333333</text:p>
          </table:table-cell>
          <table:table-cell table:formula="of:=[.F16]/360*PI()*2" office:value-type="float" office:value="0" calcext:value-type="float">
            <text:p>0</text:p>
          </table:table-cell>
          <table:table-cell table:formula="of:=COS([.I16])" office:value-type="float" office:value="1" calcext:value-type="float">
            <text:p>1</text:p>
          </table:table-cell>
          <table:table-cell table:formula="of:=SIN([.I16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G16]+[.L16]*[.J16]" office:value-type="float" office:value="48.5725" calcext:value-type="float">
            <text:p>48.5725</text:p>
          </table:table-cell>
          <table:table-cell table:formula="of:=[.H16]+[.L16]*[.K16]" office:value-type="float" office:value="13.2083333333333" calcext:value-type="float">
            <text:p>13.2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Reef 6</text:p>
          </table:table-cell>
          <table:table-cell office:value-type="float" office:value="530.49" calcext:value-type="float">
            <text:p>530.49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17]/12" office:value-type="float" office:value="44.2075" calcext:value-type="float">
            <text:p>44.2075</text:p>
          </table:table-cell>
          <table:table-cell table:formula="of:=[.E17]/12" office:value-type="float" office:value="10.8475" calcext:value-type="float">
            <text:p>10.8475</text:p>
          </table:table-cell>
          <table:table-cell table:formula="of:=[.F17]/360*PI()*2" office:value-type="float" office:value="5.23598775598299" calcext:value-type="float">
            <text:p>5.23598775598299</text:p>
          </table:table-cell>
          <table:table-cell table:formula="of:=COS([.I17])" office:value-type="float" office:value="0.5" calcext:value-type="float">
            <text:p>0.5</text:p>
          </table:table-cell>
          <table:table-cell table:formula="of:=SIN([.I17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[.G17]+[.L17]*[.J17]" office:value-type="float" office:value="45.7075" calcext:value-type="float">
            <text:p>45.7075</text:p>
          </table:table-cell>
          <table:table-cell table:formula="of:=[.H17]+[.L17]*[.K17]" office:value-type="float" office:value="8.24942378864668" calcext:value-type="float">
            <text:p>8.2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Reef 11</text:p>
          </table:table-cell>
          <table:table-cell office:value-type="float" office:value="497.77" calcext:value-type="float">
            <text:p>497.77</text:p>
          </table:table-cell>
          <table:table-cell office:value-type="float" office:value="130.17" calcext:value-type="float">
            <text:p>130.17</text:p>
          </table:table-cell>
          <table:table-cell office:value-type="float" office:value="240" calcext:value-type="float">
            <text:p>240</text:p>
          </table:table-cell>
          <table:table-cell table:formula="of:=[.D18]/12" office:value-type="float" office:value="41.4808333333333" calcext:value-type="float">
            <text:p>41.4808333333333</text:p>
          </table:table-cell>
          <table:table-cell table:formula="of:=[.E18]/12" office:value-type="float" office:value="10.8475" calcext:value-type="float">
            <text:p>10.8475</text:p>
          </table:table-cell>
          <table:table-cell table:formula="of:=[.F18]/360*PI()*2" office:value-type="float" office:value="4.18879020478639" calcext:value-type="float">
            <text:p>4.18879020478639</text:p>
          </table:table-cell>
          <table:table-cell table:formula="of:=COS([.I18])" office:value-type="float" office:value="-0.5" calcext:value-type="float">
            <text:p>-0.5</text:p>
          </table:table-cell>
          <table:table-cell table:formula="of:=SIN([.I18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[.G18]+[.L18]*[.J18]" office:value-type="float" office:value="39.9808333333333" calcext:value-type="float">
            <text:p>39.9808</text:p>
          </table:table-cell>
          <table:table-cell table:formula="of:=[.H18]+[.L18]*[.K18]" office:value-type="float" office:value="8.24942378864668" calcext:value-type="float">
            <text:p>8.2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Reef 10</text:p>
          </table:table-cell>
          <table:table-cell office:value-type="float" office:value="481.39" calcext:value-type="float">
            <text:p>481.39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19]/12" office:value-type="float" office:value="40.1158333333333" calcext:value-type="float">
            <text:p>40.1158333333333</text:p>
          </table:table-cell>
          <table:table-cell table:formula="of:=[.E19]/12" office:value-type="float" office:value="13.2083333333333" calcext:value-type="float">
            <text:p>13.2083333333333</text:p>
          </table:table-cell>
          <table:table-cell table:formula="of:=[.F19]/360*PI()*2" office:value-type="float" office:value="3.14159265358979" calcext:value-type="float">
            <text:p>3.14159265358979</text:p>
          </table:table-cell>
          <table:table-cell table:formula="of:=COS([.I19])" office:value-type="float" office:value="-1" calcext:value-type="float">
            <text:p>-1</text:p>
          </table:table-cell>
          <table:table-cell table:formula="of:=SIN([.I19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table:formula="of:=[.G19]+[.L19]*[.J19]" office:value-type="float" office:value="37.1158333333333" calcext:value-type="float">
            <text:p>37.1158</text:p>
          </table:table-cell>
          <table:table-cell table:formula="of:=[.H19]+[.L19]*[.K19]" office:value-type="float" office:value="13.2083333333333" calcext:value-type="float">
            <text:p>13.2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Feeder 1</text:p>
          </table:table-cell>
          <table:table-cell office:value-type="float" office:value="657.37" calcext:value-type="float">
            <text:p>657.37</text:p>
          </table:table-cell>
          <table:table-cell office:value-type="float" office:value="25.8" calcext:value-type="float">
            <text:p>25.8</text:p>
          </table:table-cell>
          <table:table-cell office:value-type="float" office:value="126" calcext:value-type="float">
            <text:p>126</text:p>
          </table:table-cell>
          <table:table-cell table:formula="of:=[.D20]/12" office:value-type="float" office:value="54.7808333333333" calcext:value-type="float">
            <text:p>54.7808333333333</text:p>
          </table:table-cell>
          <table:table-cell table:formula="of:=[.E20]/12" office:value-type="float" office:value="2.15" calcext:value-type="float">
            <text:p>2.15</text:p>
          </table:table-cell>
          <table:table-cell table:formula="of:=[.F20]/360*PI()*2" office:value-type="float" office:value="2.19911485751286" calcext:value-type="float">
            <text:p>2.19911485751286</text:p>
          </table:table-cell>
          <table:table-cell table:formula="of:=COS([.I20])" office:value-type="float" office:value="-0.587785252292473" calcext:value-type="float">
            <text:p>-0.587785252292473</text:p>
          </table:table-cell>
          <table:table-cell table:formula="of:=SIN([.I20])" office:value-type="float" office:value="0.809016994374948" calcext:value-type="float">
            <text:p>0.809016994374948</text:p>
          </table:table-cell>
          <table:table-cell office:value-type="float" office:value="3" calcext:value-type="float">
            <text:p>3</text:p>
          </table:table-cell>
          <table:table-cell table:formula="of:=[.G20]+[.L20]*[.J20]" office:value-type="float" office:value="53.0174775764559" calcext:value-type="float">
            <text:p>53.0175</text:p>
          </table:table-cell>
          <table:table-cell table:formula="of:=[.H20]+[.L20]*[.K20]" office:value-type="float" office:value="4.57705098312484" calcext:value-type="float">
            <text:p>4.57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Feeder 2</text:p>
          </table:table-cell>
          <table:table-cell office:value-type="float" office:value="657.37" calcext:value-type="float">
            <text:p>657.37</text:p>
          </table:table-cell>
          <table:table-cell office:value-type="float" office:value="291.2" calcext:value-type="float">
            <text:p>291.2</text:p>
          </table:table-cell>
          <table:table-cell office:value-type="float" office:value="234" calcext:value-type="float">
            <text:p>234</text:p>
          </table:table-cell>
          <table:table-cell table:formula="of:=[.D21]/12" office:value-type="float" office:value="54.7808333333333" calcext:value-type="float">
            <text:p>54.7808333333333</text:p>
          </table:table-cell>
          <table:table-cell table:formula="of:=[.E21]/12" office:value-type="float" office:value="24.2666666666667" calcext:value-type="float">
            <text:p>24.2666666666667</text:p>
          </table:table-cell>
          <table:table-cell table:formula="of:=[.F21]/360*PI()*2" office:value-type="float" office:value="4.08407044966673" calcext:value-type="float">
            <text:p>4.08407044966673</text:p>
          </table:table-cell>
          <table:table-cell table:formula="of:=COS([.I21])" office:value-type="float" office:value="-0.587785252292473" calcext:value-type="float">
            <text:p>-0.587785252292473</text:p>
          </table:table-cell>
          <table:table-cell table:formula="of:=SIN([.I21])" office:value-type="float" office:value="-0.809016994374947" calcext:value-type="float">
            <text:p>-0.809016994374947</text:p>
          </table:table-cell>
          <table:table-cell office:value-type="float" office:value="3" calcext:value-type="float">
            <text:p>3</text:p>
          </table:table-cell>
          <table:table-cell table:formula="of:=[.G21]+[.L21]*[.J21]" office:value-type="float" office:value="53.0174775764559" calcext:value-type="float">
            <text:p>53.0175</text:p>
          </table:table-cell>
          <table:table-cell table:formula="of:=[.H21]+[.L21]*[.K21]" office:value-type="float" office:value="21.8396156835418" calcext:value-type="float">
            <text:p>21.83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6:29:59.213000000</meta:creation-date>
    <dc:date>2025-01-26T17:15:45.982000000</dc:date>
    <meta:editing-duration>PT45M48S</meta:editing-duration>
    <meta:editing-cycles>1</meta:editing-cycles>
    <meta:generator>LibreOffice/7.5.0.3$Windows_X86_64 LibreOffice_project/c21113d003cd3efa8c53188764377a8272d9d6de</meta:generator>
    <meta:document-statistic meta:table-count="1" meta:cell-count="213" meta:object-count="0"/>
  </office:meta>
</office:document-meta>
</file>